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fo:background-color="#FFFFFF"/>
    </style:style>
    <style:style style:name="T3" style:parent-style-name="Policepardéfaut" style:family="text">
      <style:text-properties style:text-position="super 63.6%"/>
    </style:style>
  </office:automatic-styles>
  <office:body>
    <office:text text:use-soft-page-breaks="true">
      <text:p text:style-name="P1">Théo PICHON</text:p>
      <text:p text:style-name="Standard">29 rue du Petit Treuil</text:p>
      <text:p text:style-name="Standard">87100 LIMOGES</text:p>
      <text:p text:style-name="Standard">06 15 17 14 94</text:p>
      <text:p text:style-name="Standard"><text:a xlink:href="mailto:theo.pichon@etu.unilim.fr" office:target-frame-name="_top" xlink:show="replace"><text:span text:style-name="Lienhypertexte">theo.pichon@etu.unilim.fr</text:span></text:a></text:p>
      <text:p text:style-name="Standard"><text:tab/><text:tab/><text:tab/><text:tab/><text:tab/><text:tab/><text:tab/><text:tab/><text:span text:style-name="T2">Coordonnées entreprise Gym&amp;You</text:span></text:p>
      <text:p text:style-name="Standard"/>
      <text:p text:style-name="Standard"/>
      <text:p text:style-name="Standard"><text:tab/><text:tab/><text:tab/><text:tab/><text:tab/><text:tab/><text:tab/><text:tab/><text:tab/>A Limoges, le 12/11/2018</text:p>
      <text:p text:style-name="Standard"/>
      <text:p text:style-name="Standard">Objet :<text:s/>Poste développeur Web Full-Satck</text:p>
      <text:p text:style-name="Standard">Madame,<text:s/>Monsieur,</text:p>
      <text:p text:style-name="Standard">Actuellement en 2<text:span text:style-name="T3">ème</text:span><text:s/>année du Diplôme Universitaire de Technologie Informatique à l’institut Universitaire de Technologie du Limousin à Limoges, je<text:s/>souhaite m’insérer dans le monde professionnel juste après la fin de mon DUT.</text:p>
      <text:p text:style-name="Standard">En effet, vous intervenez dans le secteur d’activité dans lequel je souhaite bâtir ma future carrière, le développement Web. Votre entreprise est réputée pour le développement Web visant à simplifier l’accès aux salles de sport. C’est pourquoi je souhaiterais intégrer votre structure en tant que<text:s/>développeur Web<text:s/>pour participer au développement<text:s/>et l’amélioration de ce site Web.</text:p>
      <text:p text:style-name="Standard">Depuis ma première année d'IUT, j’ai pu acquérir et améliorer certaines compétences comme le travail en équipe, lors d’un projet tutoré, ou encore la polyvalence et les bonnes méthodes de production informatiques lors de divers projets réalisés durant mon diplôme.</text:p>
      <text:p text:style-name="Standard">Ce<text:s/>premier poste<text:s/>me permettra d'apprendre à mettre en pratique et en service les connaissances et compétences que j’ai acquises à l'IUT et<text:s/>en<text:s/>profiter<text:s/>pour développer mon expérience et acquérir<text:s/>les valeurs<text:s/>qui sont propres à votre entreprise, pour que l’insertion dans votre équipe se fasse dans la meilleure des situations<text:s/>.</text:p>
      <text:p text:style-name="Standard">Je reste à votre disposition pour un entretien que vous voudrez bien m'accorder.</text:p>
      <text:p text:style-name="Standard">Je vous prie d’agréer, Monsieur, l’expression de mes respectueuses salutations.</text:p>
      <text:p text:style-name="Standard"/>
      <text:p text:style-name="Standard"><text:tab/><text:tab/><text:tab/><text:tab/><text:tab/><text:tab/><text:tab/><text:tab/><text:tab/><text:tab/></text:p>
      <text:p text:style-name="Standard"><text:tab/><text:tab/><text:tab/><text:tab/><text:tab/><text:tab/><text:tab/><text:tab/><text:tab/>Théo PICHO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Lucida Sans"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En-tête" style:display-name="En-têt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heo Pichon</meta:initial-creator>
    <dc:creator>Theo Pichon</dc:creator>
    <meta:creation-date>2018-11-19T16:31:00Z</meta:creation-date>
    <dc:date>2018-11-19T16:31:00Z</dc:date>
    <meta:print-date>2018-10-30T15:07:00Z</meta:print-date>
    <meta:template xlink:href="Normal" xlink:type="simple"/>
    <meta:editing-cycles>2</meta:editing-cycles>
    <meta:editing-duration>PT4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3" meta:word-count="256" meta:character-count="1664" meta:row-count="11" meta:non-whitespace-character-count="1411"/>
  </office:meta>
</office:document-meta>
</file>